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P9" style:family="paragraph" style:parent-style-name="Standard">
      <style:text-properties officeooo:rsid="001ed925" officeooo:paragraph-rsid="001ed925"/>
    </style:style>
    <style:style style:name="P10" style:family="paragraph" style:parent-style-name="Standard">
      <style:text-properties officeooo:rsid="002093a2" officeooo:paragraph-rsid="002093a2"/>
    </style:style>
    <style:style style:name="P11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2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15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6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8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0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2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3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5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0" style:family="paragraph" style:parent-style-name="Standard">
      <style:text-properties officeooo:rsid="002198fc" officeooo:paragraph-rsid="002198fc"/>
    </style:style>
    <style:style style:name="P31" style:family="paragraph" style:parent-style-name="Standard">
      <style:text-properties officeooo:rsid="0021c6bd" officeooo:paragraph-rsid="0021c6bd"/>
    </style:style>
    <style:style style:name="P32" style:family="paragraph" style:parent-style-name="Standard">
      <style:text-properties officeooo:rsid="0046e6b3" officeooo:paragraph-rsid="0046e6b3"/>
    </style:style>
    <style:style style:name="P33" style:family="paragraph" style:parent-style-name="Standard">
      <style:text-properties officeooo:rsid="00476037" officeooo:paragraph-rsid="00476037"/>
    </style:style>
    <style:style style:name="P34" style:family="paragraph" style:parent-style-name="Standard">
      <style:text-properties officeooo:rsid="00476037" officeooo:paragraph-rsid="004850a3"/>
    </style:style>
    <style:style style:name="P35" style:family="paragraph" style:parent-style-name="Standard">
      <style:text-properties officeooo:rsid="00476037" officeooo:paragraph-rsid="004eb9ca"/>
    </style:style>
    <style:style style:name="P36" style:family="paragraph" style:parent-style-name="Standard">
      <style:text-properties officeooo:rsid="00476037" officeooo:paragraph-rsid="005052e9"/>
    </style:style>
    <style:style style:name="P37" style:family="paragraph" style:parent-style-name="Standard">
      <style:text-properties officeooo:rsid="004850a3" officeooo:paragraph-rsid="004850a3"/>
    </style:style>
    <style:style style:name="P38" style:family="paragraph" style:parent-style-name="Standard">
      <style:text-properties officeooo:rsid="004850a3" officeooo:paragraph-rsid="0049f7ab"/>
    </style:style>
    <style:style style:name="P39" style:family="paragraph" style:parent-style-name="Standard">
      <style:text-properties officeooo:rsid="004850a3" officeooo:paragraph-rsid="004b5b3e"/>
    </style:style>
    <style:style style:name="P40" style:family="paragraph" style:parent-style-name="Standard">
      <style:text-properties style:text-underline-style="solid" style:text-underline-width="auto" style:text-underline-color="font-color" officeooo:rsid="00476037" officeooo:paragraph-rsid="00476037"/>
    </style:style>
    <style:style style:name="P41" style:family="paragraph" style:parent-style-name="Standard">
      <style:text-properties officeooo:rsid="0049f7ab" officeooo:paragraph-rsid="0049f7ab"/>
    </style:style>
    <style:style style:name="P42" style:family="paragraph" style:parent-style-name="Standard">
      <style:paragraph-properties fo:text-align="center" style:justify-single-word="false"/>
      <style:text-properties fo:font-size="16pt" officeooo:rsid="004d5201" officeooo:paragraph-rsid="004d5201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6pt" officeooo:rsid="004ec3e8" officeooo:paragraph-rsid="004ec3e8" style:font-size-asian="16pt" style:font-size-complex="16pt"/>
    </style:style>
    <style:style style:name="P44" style:family="paragraph" style:parent-style-name="Standard">
      <style:text-properties officeooo:rsid="004ec3e8" officeooo:paragraph-rsid="004ec3e8"/>
    </style:style>
    <style:style style:name="P45" style:family="paragraph" style:parent-style-name="Standard">
      <style:text-properties officeooo:rsid="004ec3e8" officeooo:paragraph-rsid="004fc724"/>
    </style:style>
    <style:style style:name="P46" style:family="paragraph" style:parent-style-name="Standard">
      <style:text-properties officeooo:rsid="004fc724" officeooo:paragraph-rsid="004ec3e8"/>
    </style:style>
    <style:style style:name="P47" style:family="paragraph" style:parent-style-name="Standard">
      <style:text-properties officeooo:rsid="004fc724" officeooo:paragraph-rsid="004fc724"/>
    </style:style>
    <style:style style:name="P48" style:family="paragraph" style:parent-style-name="Standard">
      <style:paragraph-properties fo:text-align="center" style:justify-single-word="false" fo:break-before="page"/>
      <style:text-properties fo:font-weight="normal" officeooo:rsid="004c63e3" officeooo:paragraph-rsid="004c63e3" style:font-weight-asian="normal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size="16pt" fo:font-weight="normal" officeooo:rsid="00476037" officeooo:paragraph-rsid="00476037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center" style:justify-single-word="false" fo:break-before="page"/>
      <style:text-properties fo:font-size="16pt" officeooo:rsid="001e0954" officeooo:paragraph-rsid="001e0954" style:font-size-asian="16pt" style:font-size-complex="16pt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faa0"/>
    </style:style>
    <style:style style:name="T14" style:family="text">
      <style:text-properties officeooo:rsid="004850a3"/>
    </style:style>
    <style:style style:name="T15" style:family="text">
      <style:text-properties officeooo:rsid="0049f7ab"/>
    </style:style>
    <style:style style:name="T16" style:family="text">
      <style:text-properties officeooo:rsid="004b5b3e"/>
    </style:style>
    <style:style style:name="T17" style:family="text">
      <style:text-properties fo:font-size="16pt" style:font-size-asian="14pt" style:font-size-complex="16pt"/>
    </style:style>
    <style:style style:name="T18" style:family="text">
      <style:text-properties fo:font-size="16pt" officeooo:rsid="004d82f5" style:font-size-asian="14pt" style:font-size-complex="16pt"/>
    </style:style>
    <style:style style:name="T19" style:family="text">
      <style:text-properties officeooo:rsid="004ec3e8"/>
    </style:style>
    <style:style style:name="T20" style:family="text">
      <style:text-properties officeooo:rsid="004fc724"/>
    </style:style>
    <style:style style:name="T21" style:family="text">
      <style:text-properties officeooo:rsid="00508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Руководство пользователя</text:p>
      <text:p text:style-name="P32"/>
      <text:p text:style-name="P32">Запуск вычислений:</text:p>
      <text:p text:style-name="P32">python remoterun.<text:span text:style-name="T21">py</text:span> файл_проекта файл_соединения [-finish время_окончания] [-cont [имя файла <text:s text:c="2"/>для продолжения, если не указан, берется последний вычисленный файл]]</text:p>
      <text:p text:style-name="P1"/>
      <text:p text:style-name="P32">Построение рисунков:</text:p>
      <text:p text:style-name="P32">python createMovieOnCluster.<text:span text:style-name="T21">py</text:span> файл_проекта файл_соединения</text:p>
      <text:p text:style-name="P1"/>
      <text:p text:style-name="P1"/>
      <text:p text:style-name="P49">Порядок начальных и расчетных функций</text:p>
      <text:p text:style-name="P33">Для каждого блока задается свой массив функций.</text:p>
      <text:p text:style-name="P33"/>
      <text:p text:style-name="P40">Начальные функции:</text:p>
      <text:p text:style-name="P33">0: условие по умолчанию</text:p>
      <text:p text:style-name="P33">Группа 1: начальные условия регионов пользователя</text:p>
      <text:p text:style-name="P33">задействованные в данном блоке условия в том порядке, в котором они встречаются в регионах данного блока. Без повторений</text:p>
      <text:p text:style-name="P33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P1"/>
      <text:p text:style-name="P1"/>
      <text:p text:style-name="P40">Расчетные функции:</text:p>
      <text:p text:style-name="P33"><text:span text:style-name="T14">I. </text:span>Одномерный случай.</text:p>
      <text:p text:style-name="P37">-Группа 1:</text:p>
      <text:p text:style-name="P37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6">-<text:span text:style-name="T14">Центральная функция уравнения по умолчанию</text:span></text:p>
      <text:p text:style-name="P37">-Функция на границе x=0</text:p>
      <text:p text:style-name="P37">-Функция на границе x=x_max</text:p>
      <text:p text:style-name="P34"/>
      <text:p text:style-name="P37">Пример словаря:</text:p>
      <text:p text:style-name="P33">{ center_default : 0</text:p>
      <text:p text:style-name="P33"><text:s text:c="2"/>center: [ <text:s/>[ 1, xfrom, xto],</text:p>
      <text:p text:style-name="P33"><text:s text:c="16"/>[ 2, xfrom, xto],</text:p>
      <text:p text:style-name="P33"><text:s text:c="16"/>[ 1, xfrom, xto],</text:p>
      <text:p text:style-name="P33"><text:s text:c="16"/>[ 2, xfrom, xto],</text:p>
      <text:p text:style-name="P33"><text:s text:c="13"/>]</text:p>
      <text:p text:style-name="P33"><text:s text:c="2"/>side0: 3</text:p>
      <text:p text:style-name="P33"><text:s text:c="2"/>side1: 4</text:p>
      <text:p text:style-name="P33">}</text:p>
      <text:p text:style-name="P1"/>
      <text:p text:style-name="P1"/>
      <text:p text:style-name="P37">II. Двумерный случай</text:p>
      <text:p text:style-name="P37">-Группа 1:</text:p>
      <text:p text:style-name="P37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5">- <text:span text:style-name="T14">Центральная функция уравнения по умолчанию</text:span></text:p>
      <text:p text:style-name="P38">-Функция на границе x=0 <text:span text:style-name="T15">y=0</text:span></text:p>
      <text:p text:style-name="P38">-Функция на границе x=x_max <text:span text:style-name="T15">y=0</text:span></text:p>
      <text:p text:style-name="P38">-Функция на границе x=0 <text:span text:style-name="T15">y=y_max</text:span></text:p>
      <text:p text:style-name="P38">-Функция на границе x=x_max <text:span text:style-name="T15">y=y_max</text:span></text:p>
      <text:p text:style-name="P39"/>
      <text:p text:style-name="P39">-Группа <text:span text:style-name="T16">2</text:span>: <text:span text:style-name="T16">Функции на границе y=0 в том порядке, в котором они впервые встречаются при увеличении значения x. Без повторений</text:span></text:p>
      <text:p text:style-name="P39">-Группа <text:span text:style-name="T16">3</text:span>: <text:span text:style-name="T16">Функции на границе y=y_max в том порядке, в котором они впервые встречаются при увеличении значения x. Без повторений</text:span></text:p>
      <text:p text:style-name="P39">-Группа <text:span text:style-name="T16">4</text:span>: <text:span text:style-name="T16">Функции на границе x=0 в том порядке, в котором они впервые встречаются при увеличении значения y. Без повторений</text:span></text:p>
      <text:p text:style-name="P39">-Группа <text:span text:style-name="T16">5</text:span>: <text:span text:style-name="T16">Функции на границе x=x_max в том порядке, в котором они впервые встречаются при увеличении значения y. Без повторений</text:span></text:p>
      <text:p text:style-name="P34"/>
      <text:p text:style-name="P41"><text:soft-page-break/>{ center_default : 0</text:p>
      <text:p text:style-name="P41"><text:s text:c="2"/>center: [ <text:s/>[ 1, xfrom, xto, yfrom, yto],</text:p>
      <text:p text:style-name="P41"><text:s text:c="16"/>[ 2, xfrom, xto, yfrom, yto],</text:p>
      <text:p text:style-name="P41"><text:s text:c="16"/>[ 1, xfrom, xto, yfrom, yto],</text:p>
      <text:p text:style-name="P41"><text:s text:c="16"/>[ 2, xfrom, xto, yfrom, yto],</text:p>
      <text:p text:style-name="P41"><text:s text:c="13"/>],</text:p>
      <text:p text:style-name="P41"><text:s text:c="2"/>e02: 3</text:p>
      <text:p text:style-name="P41"><text:s text:c="2"/>e12: 4</text:p>
      <text:p text:style-name="P41"><text:s text:c="2"/>e03: 5</text:p>
      <text:p text:style-name="P41"><text:s text:c="2"/>e13: 6</text:p>
      <text:p text:style-name="P41"><text:s text:c="2"/>side2: [ <text:s text:c="2"/>[ 7, xfrom, xto, yfrom, yto],</text:p>
      <text:p text:style-name="P41"><text:s text:c="16"/>[ 8, xfrom, xto, yfrom, yto],</text:p>
      <text:p text:style-name="P41"><text:s text:c="16"/>[ 9, xfrom, xto, yfrom, yto],</text:p>
      <text:p text:style-name="P41"><text:s text:c="16"/>[ 9, xfrom, xto, yfrom, yto],</text:p>
      <text:p text:style-name="P41"><text:s text:c="12"/>]</text:p>
      <text:p text:style-name="P41"><text:s text:c="2"/>side3:</text:p>
      <text:p text:style-name="P41"><text:s text:c="2"/>side0:</text:p>
      <text:p text:style-name="P41"><text:s text:c="2"/>side1:</text:p>
      <text:p text:style-name="P41">}</text:p>
      <text:p text:style-name="P34"/>
      <text:p text:style-name="P34"/>
      <text:p text:style-name="P34"/>
      <text:p text:style-name="P43">Порядок интерконнектов</text:p>
      <text:p text:style-name="P44"/>
      <text:p text:style-name="P47">П<text:span text:style-name="T19">ользовательский интерконнект вида</text:span></text:p>
      <text:p text:style-name="P45">{</text:p>
      <text:p text:style-name="P45"><text:tab/>"Name": "right connection",</text:p>
      <text:p text:style-name="P45"><text:tab/>"Block1": <text:span text:style-name="T20">10</text:span>0,</text:p>
      <text:p text:style-name="P45"><text:tab/>"Block2": <text:span text:style-name="T20">200</text:span>,</text:p>
      <text:p text:style-name="P45"><text:tab/>"Block1Side": 1,</text:p>
      <text:p text:style-name="P45"><text:tab/>"Block2Side": 0</text:p>
      <text:p text:style-name="P45"><text:tab/>}</text:p>
      <text:p text:style-name="P45">распадается на два реальных:</text:p>
      <text:p text:style-name="P45">sender: block №<text:span text:style-name="T20">10</text:span>0, side 1; receiver: block №<text:span text:style-name="T20">200</text:span>, side 0 <text:s/>(отправитель — значение поля Block1 из пользовательского интерконнекта)</text:p>
      <text:p text:style-name="P45">и</text:p>
      <text:p text:style-name="P45">sender: block №<text:span text:style-name="T20">200</text:span>, side 0; receiver: block №<text:span text:style-name="T20">10</text:span>0, side 1 <text:s/>(отправитель — значение поля Block2 из пользовательского интерконнекта)</text:p>
      <text:p text:style-name="P47"/>
      <text:p text:style-name="P47">Такие пары идут в том порядке, в котором интерконнекты перечислены пользователем</text:p>
      <text:p text:style-name="P44"/>
      <text:p text:style-name="P45">Каждая функция данного блока получает на вход последним параметром массив указателей на буферы-получатели данного блока. </text:p>
      <text:p text:style-name="P47">Порядок буферов: все реальные интерконнекты, отфильтрованные по признаку «получатель — данный блок» с сохранением порядка.</text:p>
      <text:p text:style-name="P44"/>
      <text:p text:style-name="P47">Таким образом учитывается и ситуация, когда в одном пользовательском интерконнекте один блок является получателем оба раза.</text:p>
      <text:p text:style-name="P46"/>
      <text:p text:style-name="P50">Стек компонентов</text:p>
      <text:p text:style-name="P1"/>
      <text:p text:style-name="P3">1. Параллельный фреймворк</text:p>
      <text:p text:style-name="P30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30">Реализуют мелкозернистый параллелизм</text:p>
      <text:p text:style-name="P9">Как это видит солвер:</text:p>
      <text:p text:style-name="P9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31">Солвер должен уметь переходить на следующий шаг в решении задачи </text:p>
      <text:p text:style-name="P31">x' = F(x), где F включает разностные операторы приближенного дифференцирования</text:p>
      <text:p text:style-name="P31">Разностные операторы дают параллелизм внутри области но ведут себя особым образом на границах</text:p>
      <text:p text:style-name="P31"/>
      <text:p text:style-name="P1"/>
      <text:p text:style-name="P4"><text:span text:style-name="T4">3</text:span>. Генератор функций</text:p>
      <text:p text:style-name="P10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1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48"><text:span text:style-name="T17">План проекта </text:span><text:span text:style-name="T18">(устарело, нужно обновить)</text:span></text:p>
      <text:p text:style-name="P13"/>
      <text:p text:style-name="P6">Входные данные</text:p>
      <text:p text:style-name="P12"/>
      <text:p text:style-name="P12">Пользователь задает область, то есть:</text:p>
      <text:p text:style-name="P12"/>
      <text:p text:style-name="P12">Набор блоков, их расположение в глобальной сетке и их склейки</text:p>
      <text:p text:style-name="P12">Мелкость разбиения сетки по каждому направлению </text:p>
      <text:p text:style-name="P12"/>
      <text:p text:style-name="P12">Функции правых частей</text:p>
      <text:p text:style-name="P12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21">Всегда есть условие по умолчанию (нулевой Нейман, непроницаемость)</text:p>
      <text:p text:style-name="P21"/>
      <text:p text:style-name="P15">Регионы приложения граничных условий</text:p>
      <text:p text:style-name="P15"/>
      <text:p text:style-name="P15"/>
      <text:p text:style-name="P5">Компиляция</text:p>
      <text:p text:style-name="P5"/>
      <text:p text:style-name="P22">Создается сетка, некоторые блоки режутся на части, для них создаются технические склейки, производится мэппинг на устройства</text:p>
      <text:p text:style-name="P22"/>
      <text:p text:style-name="P15"><text:span text:style-name="T12">Далее и</text:span>нтерфейс подготавливает бинарные файлы:</text:p>
      <text:p text:style-name="P15">I. Библиотеки функций</text:p>
      <text:p text:style-name="P15"><text:s text:c="2"/>1. Для вычи<text:span text:style-name="T6">слений на CPU</text:span></text:p>
      <text:p text:style-name="P17"><text:s text:c="2"/>2. Для вычислений на GPU</text:p>
      <text:p text:style-name="P18">а. основные фу<text:span text:style-name="T9">н</text:span>кции (пока будет всего одна)</text:p>
      <text:p text:style-name="P18">б. краевые условия <text:span text:style-name="T10">(из Неймана по умолчанию появляется 2 или 4 или 6 условий в зависимости от размерности)</text:span></text:p>
      <text:p text:style-name="P18">в. начальные условия </text:p>
      <text:p text:style-name="P17"/>
      <text:p text:style-name="P15">II. Геометрия области <text:span text:style-name="T6">+ мэппинг блоков на устройства</text:span></text:p>
      <text:p text:style-name="P18">Про каждый внутренний узел сетки известно, какая в нем функция (номер), какое начальное условие</text:p>
      <text:p text:style-name="P18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5"/>
      <text:p text:style-name="P15">III. Состояние области <text:span text:style-name="T7">с нулями и флагом «не проинициализировано»</text:span></text:p>
      <text:p text:style-name="P8"/>
      <text:p text:style-name="P8"/>
      <text:p text:style-name="P8">Спе<text:span text:style-name="T5">цификация</text:span> для функции</text:p>
      <text:p text:style-name="P24">Основная функция <text:span text:style-name="T13">пробегает все узлы сетки и вызывает соответствующие им расчетные функции. </text:span></text:p>
      <text:p text:style-name="P28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28"/>
      <text:p text:style-name="P29">void func(double* result, double* source, double t, int idxX, idxY, idxZ, double** ic){</text:p>
      <text:p text:style-name="P29"><text:s text:c="4"/>int idx = (idxZ * Block0StrideZ + idxY * Block0StrideY + idxX) * CELLSIZE;</text:p>
      <text:p text:style-name="P29"><text:s text:c="4"/>result[idx] = source[idx];</text:p>
      <text:p text:style-name="P29"><text:s text:c="4"/>result[idx+1] = - source[idx+1];</text:p>
      <text:p text:style-name="P29">}</text:p>
      <text:p text:style-name="P25"/>
      <text:p text:style-name="P25"><text:soft-page-break/></text:p>
      <text:p text:style-name="P23">У нас одна общая функция для пересчета внутри области</text:p>
      <text:p text:style-name="P24">и массив указателей на функции границ</text:p>
      <text:p text:style-name="P26"/>
      <text:p text:style-name="P27">см. файл func.cpp</text:p>
      <text:p text:style-name="P14"/>
      <text:p text:style-name="P15"/>
      <text:p text:style-name="P7">Вычисления</text:p>
      <text:p text:style-name="P18"/>
      <text:p text:style-name="P18">Вычислитель загружает состояние, если оно проинициализировано, или создает его с помощью начальных функций в противном случае.</text:p>
      <text:p text:style-name="P18"/>
      <text:p text:style-name="P18">Вычислитель поддерживает методы </text:p>
      <text:p text:style-name="P18">1. сделать N шагов</text:p>
      <text:p text:style-name="P20">2. считать, пока время не достигнет T</text:p>
      <text:p text:style-name="P18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6"/>
      <text:p text:style-name="P19"><text:span text:style-name="T9">После вычислений </text:span>состояние <text:span text:style-name="T9">можно сохранить (и потом продолжить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7-07T17:00:01.906583666</dc:date>
    <meta:editing-duration>PT9H40M</meta:editing-duration>
    <meta:editing-cycles>38</meta:editing-cycles>
    <meta:document-statistic meta:table-count="0" meta:image-count="0" meta:object-count="0" meta:page-count="6" meta:paragraph-count="138" meta:word-count="972" meta:character-count="6968" meta:non-whitespace-character-count="5878"/>
  </office:meta>
</office:document-meta>
</file>